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automatic-styles>
    <style:style style:name="Table77" style:family="table">
      <style:table-properties style:width="6.6896in" table:align="left" style:may-break-between-rows="false"/>
    </style:style>
    <style:style style:name="Table77.A" style:family="table-column">
      <style:table-column-properties style:column-width="0.8563in"/>
    </style:style>
    <style:style style:name="Table77.B" style:family="table-column">
      <style:table-column-properties style:column-width="1.4583in"/>
    </style:style>
    <style:style style:name="Table77.A1" style:family="table-cell">
      <style:table-cell-properties fo:padding="0.0382in" fo:border="none"/>
    </style:style>
    <style:style style:name="Table77.B3" style:family="table-cell">
      <style:table-cell-properties fo:padding="0.0382in" fo:border-left="none" fo:border-right="none" fo:border-top="none" fo:border-bottom="1pt solid #000000"/>
    </style:style>
    <style:style style:name="Table3" style:family="table">
      <style:table-properties style:width="6.6896in" table:align="left" style:may-break-between-rows="false"/>
    </style:style>
    <style:style style:name="Table3.A" style:family="table-column">
      <style:table-column-properties style:column-width="0.8563in"/>
    </style:style>
    <style:style style:name="Table3.B" style:family="table-column">
      <style:table-column-properties style:column-width="1.4583in"/>
    </style:style>
    <style:style style:name="Table3.A1" style:family="table-cell">
      <style:table-cell-properties fo:padding="0.0382in" fo:border="none"/>
    </style:style>
    <style:style style:name="Table3.B3" style:family="table-cell">
      <style:table-cell-properties fo:padding="0.0382in" fo:border-left="none" fo:border-right="none" fo:border-top="none" fo:border-bottom="1pt solid #000000"/>
    </style:style>
    <style:style style:name="Table14" style:family="table" style:master-page-name="">
      <style:table-properties style:width="6.6896in" style:page-number="auto" fo:break-before="auto" fo:break-after="auto" table:align="left" fo:background-color="transparent" style:shadow="none" fo:keep-with-next="auto" style:may-break-between-rows="false" style:writing-mode="page">
        <style:background-image/>
      </style:table-properties>
    </style:style>
    <style:style style:name="Table14.A" style:family="table-column">
      <style:table-column-properties style:column-width="0.8563in"/>
    </style:style>
    <style:style style:name="Table14.B" style:family="table-column">
      <style:table-column-properties style:column-width="1.1194in"/>
    </style:style>
    <style:style style:name="Table14.C" style:family="table-column">
      <style:table-column-properties style:column-width="0.9382in"/>
    </style:style>
    <style:style style:name="Table14.D" style:family="table-column">
      <style:table-column-properties style:column-width="3.0632in"/>
    </style:style>
    <style:style style:name="Table14.E" style:family="table-column">
      <style:table-column-properties style:column-width="0.7125in"/>
    </style:style>
    <style:style style:name="Table14.A1" style:family="table-cell">
      <style:table-cell-properties fo:padding="0.0382in" fo:border="none"/>
    </style:style>
    <style:style style:name="Table14.3" style:family="table-row">
      <style:table-row-properties fo:background-color="transparent" fo:keep-together="auto">
        <style:background-image/>
      </style:table-row-properties>
    </style:style>
    <style:style style:name="Table14.B3" style:family="table-cell">
      <style:table-cell-properties style:vertical-align="" fo:background-color="transparent" fo:padding="0.0382in" fo:border-left="none" fo:border-right="none" fo:border-top="none" fo:border-bottom="1pt solid #000000" style:writing-mode="page">
        <style:background-image/>
      </style:table-cell-properties>
    </style:style>
    <style:style style:name="Table81" style:family="table">
      <style:table-properties style:width="6.6896in" table:align="left" style:may-break-between-rows="false"/>
    </style:style>
    <style:style style:name="Table81.A" style:family="table-column">
      <style:table-column-properties style:column-width="0.8563in"/>
    </style:style>
    <style:style style:name="Table81.B" style:family="table-column">
      <style:table-column-properties style:column-width="5.8333in"/>
    </style:style>
    <style:style style:name="Table81.A1" style:family="table-cell">
      <style:table-cell-properties fo:padding="0.0382in" fo:border="none"/>
    </style:style>
    <style:style style:name="Table164" style:family="table">
      <style:table-properties style:width="6.6611in" table:align="left" style:may-break-between-rows="false"/>
    </style:style>
    <style:style style:name="Table164.A" style:family="table-column">
      <style:table-column-properties style:column-width="0.8563in"/>
    </style:style>
    <style:style style:name="Table164.B" style:family="table-column">
      <style:table-column-properties style:column-width="1.4583in"/>
    </style:style>
    <style:style style:name="Table164.E" style:family="table-column">
      <style:table-column-properties style:column-width="1.4299in"/>
    </style:style>
    <style:style style:name="Table164.A1" style:family="table-cell">
      <style:table-cell-properties fo:padding="0.0382in" fo:border="none"/>
    </style:style>
    <style:style style:name="Table164.B3" style:family="table-cell">
      <style:table-cell-properties fo:padding="0.0382in" fo:border-left="none" fo:border-right="none" fo:border-top="none" fo:border-bottom="1pt solid #000000"/>
    </style:style>
    <style:style style:name="Table28" style:family="table">
      <style:table-properties style:width="6.6896in" table:align="left" style:may-break-between-rows="false"/>
    </style:style>
    <style:style style:name="Table28.A" style:family="table-column">
      <style:table-column-properties style:column-width="0.8563in"/>
    </style:style>
    <style:style style:name="Table28.B" style:family="table-column">
      <style:table-column-properties style:column-width="1.4583in"/>
    </style:style>
    <style:style style:name="Table28.A1" style:family="table-cell">
      <style:table-cell-properties fo:padding="0.0382in" fo:border="none"/>
    </style:style>
    <style:style style:name="Table76" style:family="table">
      <style:table-properties style:width="6.6896in" table:align="left" style:may-break-between-rows="false"/>
    </style:style>
    <style:style style:name="Table76.A" style:family="table-column">
      <style:table-column-properties style:column-width="0.8563in"/>
    </style:style>
    <style:style style:name="Table76.B" style:family="table-column">
      <style:table-column-properties style:column-width="5.8333in"/>
    </style:style>
    <style:style style:name="Table76.A1" style:family="table-cell">
      <style:table-cell-properties fo:padding="0.0382in" fo:border="none"/>
    </style:style>
    <style:style style:name="Table2" style:family="table">
      <style:table-properties style:width="6.6896in" table:align="left" style:may-break-between-rows="false"/>
    </style:style>
    <style:style style:name="Table2.A" style:family="table-column">
      <style:table-column-properties style:column-width="0.8563in"/>
    </style:style>
    <style:style style:name="Table2.B" style:family="table-column">
      <style:table-column-properties style:column-width="5.833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896in" table:align="left" style:may-break-between-rows="false"/>
    </style:style>
    <style:style style:name="Table1.A" style:family="table-column">
      <style:table-column-properties style:column-width="0.8563in"/>
    </style:style>
    <style:style style:name="Table1.B" style:family="table-column">
      <style:table-column-properties style:column-width="5.8333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896in" table:align="left" style:may-break-between-rows="false"/>
    </style:style>
    <style:style style:name="Table4.A" style:family="table-column">
      <style:table-column-properties style:column-width="0.8563in"/>
    </style:style>
    <style:style style:name="Table4.B" style:family="table-column">
      <style:table-column-properties style:column-width="5.8333in"/>
    </style:style>
    <style:style style:name="Table4.A1" style:family="table-cell">
      <style:table-cell-properties fo:padding="0.0382in" fo:border="none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text-properties fo:language="en" fo:country="US" officeooo:paragraph-rsid="000f7c09"/>
    </style:style>
    <style:style style:name="P3" style:family="paragraph" style:parent-style-name="cmd_5f_root">
      <style:text-properties officeooo:paragraph-rsid="0003090e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officeooo:paragraph-rsid="002128ec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0a0082" officeooo:paragraph-rsid="000a0082"/>
    </style:style>
    <style:style style:name="P9" style:family="paragraph" style:parent-style-name="cmd_5f_code_20_Start">
      <style:text-properties officeooo:paragraph-rsid="002128ec"/>
    </style:style>
    <style:style style:name="P10" style:family="paragraph" style:parent-style-name="Standard">
      <style:text-properties fo:language="en" fo:country="US" officeooo:paragraph-rsid="002128ec"/>
    </style:style>
    <style:style style:name="P11" style:family="paragraph" style:parent-style-name="Standard">
      <style:text-properties fo:language="en" fo:country="US" fo:font-weight="bold" officeooo:rsid="002128ec" officeooo:paragraph-rsid="002128ec" style:font-weight-asian="bold" style:font-weight-complex="bold"/>
    </style:style>
    <style:style style:name="P12" style:family="paragraph" style:parent-style-name="Standard">
      <style:text-properties fo:language="en" fo:country="US" fo:font-weight="bold" officeooo:paragraph-rsid="002128ec" style:font-weight-asian="bold" style:font-weight-complex="bol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officeooo:rsid="002128ec" officeooo:paragraph-rsid="002128ec"/>
    </style:style>
    <style:style style:name="P15" style:family="paragraph" style:parent-style-name="Standard">
      <style:paragraph-properties fo:text-align="center" style:justify-single-word="false"/>
      <style:text-properties officeooo:rsid="00059240" officeooo:paragraph-rsid="00059240"/>
    </style:style>
    <style:style style:name="P16" style:family="paragraph" style:parent-style-name="cmd_5f_code">
      <style:text-properties officeooo:rsid="002128ec" officeooo:paragraph-rsid="002128ec"/>
    </style:style>
    <style:style style:name="P17" style:family="paragraph" style:parent-style-name="Standard">
      <style:text-properties officeooo:rsid="002128ec" officeooo:paragraph-rsid="002128ec"/>
    </style:style>
    <style:style style:name="P18" style:family="paragraph" style:parent-style-name="Default_5f_nt2">
      <style:text-properties officeooo:rsid="00214a18" officeooo:paragraph-rsid="00214a18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0074fb8" officeooo:paragraph-rsid="00074fb8" fo:background-color="transparent"/>
    </style:style>
    <style:style style:name="P20" style:family="paragraph" style:parent-style-name="Standard">
      <style:paragraph-properties fo:text-align="center" style:justify-single-word="false"/>
      <style:text-properties fo:language="en" fo:country="US" officeooo:rsid="00214a18" officeooo:paragraph-rsid="00214a18" fo:background-color="transparent"/>
    </style:style>
    <style:style style:name="P21" style:family="paragraph" style:parent-style-name="Standard">
      <style:paragraph-properties fo:text-align="center" style:justify-single-word="false"/>
      <style:text-properties officeooo:paragraph-rsid="00074fb8"/>
    </style:style>
    <style:style style:name="P22" style:family="paragraph" style:parent-style-name="Standard">
      <style:text-properties fo:language="en" fo:country="US" officeooo:rsid="00074fb8" officeooo:paragraph-rsid="00074fb8" fo:background-color="transparent"/>
    </style:style>
    <style:style style:name="P23" style:family="paragraph" style:parent-style-name="Standard">
      <style:text-properties fo:language="en" fo:country="US" officeooo:rsid="00074fb8" officeooo:paragraph-rsid="00214a18" fo:background-color="transparent"/>
    </style:style>
    <style:style style:name="P24" style:family="paragraph" style:parent-style-name="cmd_5f_code">
      <style:text-properties officeooo:rsid="00214a18" officeooo:paragraph-rsid="00214a18"/>
    </style:style>
    <style:style style:name="P25" style:family="paragraph" style:parent-style-name="Default_5f_nt2">
      <style:text-properties officeooo:rsid="00074fb8" officeooo:paragraph-rsid="00074fb8"/>
    </style:style>
    <style:style style:name="P26" style:family="paragraph" style:parent-style-name="Standard">
      <style:text-properties officeooo:rsid="00214a18" officeooo:paragraph-rsid="00214a18"/>
    </style:style>
    <style:style style:name="P27" style:family="paragraph" style:parent-style-name="Standard">
      <style:text-properties officeooo:rsid="00231259" officeooo:paragraph-rsid="00231259"/>
    </style:style>
    <style:style style:name="P28" style:family="paragraph" style:parent-style-name="Standard">
      <style:text-properties fo:language="en" fo:country="US" officeooo:rsid="000817b7" officeooo:paragraph-rsid="000817b7" fo:background-color="transparent"/>
    </style:style>
    <style:style style:name="P29" style:family="paragraph" style:parent-style-name="Standard">
      <style:text-properties fo:language="en" fo:country="US" officeooo:rsid="00231259" officeooo:paragraph-rsid="00231259" fo:background-color="transparent"/>
    </style:style>
    <style:style style:name="P30" style:family="paragraph" style:parent-style-name="Standard">
      <style:text-properties fo:language="en" fo:country="US" officeooo:paragraph-rsid="00231259"/>
    </style:style>
    <style:style style:name="P31" style:family="paragraph" style:parent-style-name="Standard">
      <style:text-properties fo:language="en" fo:country="US" officeooo:rsid="00074fb8" officeooo:paragraph-rsid="00231259" fo:background-color="transparent"/>
    </style:style>
    <style:style style:name="P32" style:family="paragraph" style:parent-style-name="cmd_5f_code">
      <style:text-properties officeooo:rsid="00214a18" officeooo:paragraph-rsid="00231259"/>
    </style:style>
    <style:style style:name="P33" style:family="paragraph" style:parent-style-name="cmd_5f_code">
      <style:text-properties officeooo:rsid="00231259" officeooo:paragraph-rsid="00231259"/>
    </style:style>
    <style:style style:name="P34" style:family="paragraph" style:parent-style-name="Standard">
      <style:text-properties officeooo:rsid="00214a18" officeooo:paragraph-rsid="00231259"/>
    </style:style>
    <style:style style:name="P35" style:family="paragraph" style:parent-style-name="Standard">
      <style:text-properties fo:language="en" fo:country="US" officeooo:rsid="000a0082" officeooo:paragraph-rsid="0025118a"/>
    </style:style>
    <style:style style:name="P36" style:family="paragraph" style:parent-style-name="Standard">
      <style:text-properties fo:language="en" fo:country="US" fo:font-style="normal" officeooo:rsid="0025118a" officeooo:paragraph-rsid="0025118a" style:font-style-asian="normal" style:font-style-complex="normal"/>
    </style:style>
    <style:style style:name="P37" style:family="paragraph" style:parent-style-name="Standard">
      <style:paragraph-properties fo:text-align="center" style:justify-single-word="false"/>
      <style:text-properties officeooo:rsid="0025118a" officeooo:paragraph-rsid="0025118a"/>
    </style:style>
    <style:style style:name="P38" style:family="paragraph" style:parent-style-name="Standard">
      <style:text-properties fo:language="en" fo:country="US" officeooo:rsid="0025118a" officeooo:paragraph-rsid="0025118a" fo:background-color="transparent"/>
    </style:style>
    <style:style style:name="P39" style:family="paragraph" style:parent-style-name="Standard">
      <style:text-properties fo:language="en" fo:country="US" officeooo:rsid="00074fb8" officeooo:paragraph-rsid="0025118a" fo:background-color="transparent"/>
    </style:style>
    <style:style style:name="P40" style:family="paragraph" style:parent-style-name="cmd_5f_code">
      <style:text-properties officeooo:rsid="00214a18" officeooo:paragraph-rsid="0025118a"/>
    </style:style>
    <style:style style:name="P41" style:family="paragraph" style:parent-style-name="cmd_5f_code">
      <style:text-properties officeooo:rsid="00231259" officeooo:paragraph-rsid="0025118a"/>
    </style:style>
    <style:style style:name="P42" style:family="paragraph" style:parent-style-name="cmd_5f_code">
      <style:text-properties officeooo:rsid="0025118a" officeooo:paragraph-rsid="0025118a"/>
    </style:style>
    <style:style style:name="P43" style:family="paragraph" style:parent-style-name="Standard">
      <style:text-properties officeooo:rsid="00214a18" officeooo:paragraph-rsid="0025118a"/>
    </style:style>
    <style:style style:name="P44" style:family="paragraph" style:parent-style-name="Standard">
      <style:text-properties fo:language="en" fo:country="US" officeooo:rsid="00262fdd" officeooo:paragraph-rsid="00262fdd" fo:background-color="transparent"/>
    </style:style>
    <style:style style:name="P45" style:family="paragraph" style:parent-style-name="Default_5f_nt2">
      <style:text-properties officeooo:rsid="00299ef5" officeooo:paragraph-rsid="00299ef5"/>
    </style:style>
    <style:style style:name="P46" style:family="paragraph" style:parent-style-name="Standard">
      <style:paragraph-properties fo:text-align="center" style:justify-single-word="false"/>
      <style:text-properties officeooo:rsid="00299ef5" officeooo:paragraph-rsid="00299ef5"/>
    </style:style>
    <style:style style:name="P47" style:family="paragraph" style:parent-style-name="Standard">
      <style:paragraph-properties fo:text-align="center" style:justify-single-word="false"/>
      <style:text-properties officeooo:rsid="00262fdd" officeooo:paragraph-rsid="00262fdd"/>
    </style:style>
    <style:style style:name="P48" style:family="paragraph" style:parent-style-name="Default_5f_nt2">
      <style:text-properties officeooo:rsid="00262fdd" officeooo:paragraph-rsid="00262fdd"/>
    </style:style>
    <style:style style:name="P49" style:family="paragraph" style:parent-style-name="Standard">
      <style:text-properties officeooo:rsid="00262fdd" officeooo:paragraph-rsid="00262fdd"/>
    </style:style>
    <style:style style:name="P50" style:family="paragraph" style:parent-style-name="Standard">
      <style:text-properties fo:language="en" fo:country="US" officeooo:rsid="00074fb8" officeooo:paragraph-rsid="00262fdd" fo:background-color="transparent"/>
    </style:style>
    <style:style style:name="P51" style:family="paragraph" style:parent-style-name="cmd_5f_code">
      <style:text-properties officeooo:rsid="00214a18" officeooo:paragraph-rsid="00262fdd"/>
    </style:style>
    <style:style style:name="P52" style:family="paragraph" style:parent-style-name="cmd_5f_code">
      <style:text-properties officeooo:rsid="00231259" officeooo:paragraph-rsid="00262fdd"/>
    </style:style>
    <style:style style:name="P53" style:family="paragraph" style:parent-style-name="cmd_5f_code">
      <style:text-properties officeooo:rsid="0025118a" officeooo:paragraph-rsid="00262fdd"/>
    </style:style>
    <style:style style:name="P54" style:family="paragraph" style:parent-style-name="cmd_5f_code">
      <style:text-properties officeooo:rsid="00262fdd" officeooo:paragraph-rsid="00262fdd"/>
    </style:style>
    <style:style style:name="P55" style:family="paragraph" style:parent-style-name="Standard">
      <style:text-properties fo:language="en" fo:country="US" officeooo:rsid="0027aa92" officeooo:paragraph-rsid="0027aa92" fo:background-color="transparent"/>
    </style:style>
    <style:style style:name="P56" style:family="paragraph" style:parent-style-name="Standard">
      <style:text-properties fo:language="en" fo:country="US" officeooo:rsid="00074fb8" officeooo:paragraph-rsid="0027aa92" fo:background-color="transparent"/>
    </style:style>
    <style:style style:name="P57" style:family="paragraph" style:parent-style-name="cmd_5f_code">
      <style:text-properties officeooo:rsid="00214a18" officeooo:paragraph-rsid="0027aa92"/>
    </style:style>
    <style:style style:name="P58" style:family="paragraph" style:parent-style-name="cmd_5f_code">
      <style:text-properties officeooo:rsid="00231259" officeooo:paragraph-rsid="0027aa92"/>
    </style:style>
    <style:style style:name="P59" style:family="paragraph" style:parent-style-name="cmd_5f_code">
      <style:text-properties officeooo:rsid="0025118a" officeooo:paragraph-rsid="0027aa92"/>
    </style:style>
    <style:style style:name="P60" style:family="paragraph" style:parent-style-name="cmd_5f_code">
      <style:text-properties officeooo:rsid="0027aa92" officeooo:paragraph-rsid="0027aa92"/>
    </style:style>
    <style:style style:name="P61" style:family="paragraph" style:parent-style-name="Standard">
      <style:text-properties fo:language="en" fo:country="US" officeooo:rsid="000b8cd9" officeooo:paragraph-rsid="000b8cd9" fo:background-color="transparent"/>
    </style:style>
    <style:style style:name="P62" style:family="paragraph" style:parent-style-name="Standard">
      <style:text-properties fo:language="en" fo:country="US" officeooo:rsid="00284505" officeooo:paragraph-rsid="00284505" fo:background-color="transparent"/>
    </style:style>
    <style:style style:name="P63" style:family="paragraph" style:parent-style-name="cmd_5f_code">
      <style:text-properties officeooo:rsid="00284505" officeooo:paragraph-rsid="00284505"/>
    </style:style>
    <style:style style:name="P64" style:family="paragraph" style:parent-style-name="Standard">
      <style:text-properties officeooo:rsid="00284505" officeooo:paragraph-rsid="00284505"/>
    </style:style>
    <style:style style:name="P65" style:family="paragraph" style:parent-style-name="Standard">
      <style:text-properties fo:language="en" fo:country="US" officeooo:rsid="00074fb8" officeooo:paragraph-rsid="00284505" fo:background-color="transparent"/>
    </style:style>
    <style:style style:name="P66" style:family="paragraph" style:parent-style-name="cmd_5f_code">
      <style:text-properties officeooo:rsid="00214a18" officeooo:paragraph-rsid="00284505"/>
    </style:style>
    <style:style style:name="P67" style:family="paragraph" style:parent-style-name="cmd_5f_code">
      <style:text-properties officeooo:rsid="00231259" officeooo:paragraph-rsid="00284505"/>
    </style:style>
    <style:style style:name="P68" style:family="paragraph" style:parent-style-name="cmd_5f_code">
      <style:text-properties officeooo:rsid="0025118a" officeooo:paragraph-rsid="00284505"/>
    </style:style>
    <style:style style:name="P69" style:family="paragraph" style:parent-style-name="cmd_5f_code">
      <style:text-properties officeooo:rsid="0027aa92" officeooo:paragraph-rsid="00284505"/>
    </style:style>
    <style:style style:name="P70" style:family="paragraph" style:parent-style-name="Standard">
      <style:text-properties officeooo:rsid="00074fb8" officeooo:paragraph-rsid="00284505"/>
    </style:style>
    <style:style style:name="P71" style:family="paragraph" style:parent-style-name="Standard">
      <style:text-properties fo:language="en" fo:country="US" officeooo:rsid="000d2b27" officeooo:paragraph-rsid="000d2b27" fo:background-color="transparent"/>
    </style:style>
    <style:style style:name="P72" style:family="paragraph" style:parent-style-name="Default_5f_nt2">
      <style:text-properties officeooo:paragraph-rsid="001446e7"/>
    </style:style>
    <style:style style:name="P73" style:family="paragraph" style:parent-style-name="cmd_5f_root">
      <style:text-properties officeooo:paragraph-rsid="001446e7"/>
    </style:style>
    <style:style style:name="P74" style:family="paragraph" style:parent-style-name="Standard">
      <style:text-properties officeooo:paragraph-rsid="001446e7"/>
    </style:style>
    <style:style style:name="P75" style:family="paragraph" style:parent-style-name="Standard">
      <style:text-properties fo:language="en" fo:country="US" officeooo:rsid="00299ef5" officeooo:paragraph-rsid="00299ef5" fo:background-color="transparent"/>
    </style:style>
    <style:style style:name="P76" style:family="paragraph" style:parent-style-name="Standard">
      <style:text-properties officeooo:rsid="000d2b27" officeooo:paragraph-rsid="001446e7"/>
    </style:style>
    <style:style style:name="P77" style:family="paragraph" style:parent-style-name="cmd_5f_code">
      <style:text-properties officeooo:paragraph-rsid="001446e7"/>
    </style:style>
    <style:style style:name="P78" style:family="paragraph" style:parent-style-name="Standard">
      <style:text-properties fo:language="en" fo:country="US" officeooo:rsid="001446e7" officeooo:paragraph-rsid="001446e7" fo:background-color="transparent"/>
    </style:style>
    <style:style style:name="T1" style:family="text">
      <style:text-properties officeooo:rsid="002128ec"/>
    </style:style>
    <style:style style:name="T2" style:family="text">
      <style:text-properties fo:language="en" fo:country="US" officeooo:rsid="002128ec" fo:background-color="transparent" loext:char-shading-value="0"/>
    </style:style>
    <style:style style:name="T3" style:family="text">
      <style:text-properties fo:language="en" fo:country="US" officeooo:rsid="002e3f9c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fo:font-size="10.5pt"/>
    </style:style>
    <style:style style:name="T7" style:family="text">
      <style:text-properties officeooo:rsid="00059240"/>
    </style:style>
    <style:style style:name="T8" style:family="text">
      <style:text-properties officeooo:rsid="00214a18"/>
    </style:style>
    <style:style style:name="T9" style:family="text">
      <style:text-properties fo:language="en" fo:country="US" officeooo:rsid="00074fb8" fo:background-color="transparent" loext:char-shading-value="0"/>
    </style:style>
    <style:style style:name="T10" style:family="text">
      <style:text-properties officeooo:rsid="00231259"/>
    </style:style>
    <style:style style:name="T11" style:family="text">
      <style:text-properties officeooo:rsid="00231259" fo:background-color="transparent" loext:char-shading-value="0"/>
    </style:style>
    <style:style style:name="T12" style:family="text">
      <style:text-properties officeooo:rsid="0008b0e2"/>
    </style:style>
    <style:style style:name="T13" style:family="text">
      <style:text-properties officeooo:rsid="000817b7"/>
    </style:style>
    <style:style style:name="T14" style:family="text">
      <style:text-properties officeooo:rsid="000a0082"/>
    </style:style>
    <style:style style:name="T15" style:family="text">
      <style:text-properties officeooo:rsid="0025118a"/>
    </style:style>
    <style:style style:name="T16" style:family="text">
      <style:text-properties officeooo:rsid="00262fdd"/>
    </style:style>
    <style:style style:name="T17" style:family="text">
      <style:text-properties officeooo:rsid="00299ef5"/>
    </style:style>
    <style:style style:name="T18" style:family="text">
      <style:text-properties officeooo:rsid="0027aa92"/>
    </style:style>
    <style:style style:name="T19" style:family="text">
      <style:text-properties officeooo:rsid="000b8cd9"/>
    </style:style>
    <style:style style:name="T20" style:family="text">
      <style:text-properties fo:language="en" fo:country="US" officeooo:rsid="000d2b27" fo:background-color="transparent" loext:char-shading-value="0"/>
    </style:style>
    <style:style style:name="T21" style:family="text">
      <style:text-properties fo:language="en" fo:country="US" fo:background-color="transparent" loext:char-shading-value="0"/>
    </style:style>
    <style:style style:name="T22" style:family="text">
      <style:text-properties fo:language="en" fo:country="US" officeooo:rsid="00284505" fo:background-color="transparent" loext:char-shading-value="0"/>
    </style:style>
    <style:style style:name="T23" style:family="text">
      <style:text-properties fo:language="en" fo:country="US" officeooo:rsid="0027aa92" fo:background-color="transparent" loext:char-shading-value="0"/>
    </style:style>
    <style:style style:name="T24" style:family="text">
      <style:text-properties fo:language="en" fo:country="US" officeooo:rsid="0025118a" fo:background-color="transparent" loext:char-shading-value="0"/>
    </style:style>
    <style:style style:name="T25" style:family="text">
      <style:text-properties officeooo:rsid="00284505"/>
    </style:style>
    <style:style style:name="T26" style:family="text">
      <style:text-properties officeooo:rsid="002853b1"/>
    </style:style>
    <style:style style:name="T27" style:family="text">
      <style:text-properties fo:language="en" fo:country="US" officeooo:rsid="002853b1" fo:background-color="transparent" loext:char-shading-value="0"/>
    </style:style>
    <style:style style:name="T28" style:family="text">
      <style:text-properties fo:language="en" fo:country="US" officeooo:rsid="00299ef5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text:style-name="Outline">
        <text:list-item>
          <text:h text:style-name="P1" text:outline-level="1"><text:bookmark-start text:name="__RefHeading___Toc3517_1680586490"/><text:span text:style-name="T1">CALibration</text:span><text:bookmark-start text:name="_scpi_subsys_cal"/> subsystem<text:bookmark-end text:name="__RefHeading___Toc3517_1680586490"/><text:bookmark-end text:name="_scpi_subsys_cal"/></text:h>
        </text:list-item>
      </text:list>
      <text:p text:style-name="P2">The <text:span text:style-name="T1">CALibration</text:span> subsystem <text:span text:style-name="T1">handles all calibration related functionality.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519_1680586490"/><text:span text:style-name="T1">CALibration[:MODE]</text:span><text:bookmark-end text:name="__RefHeading___Toc3519_1680586490"/></text:h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 table:number-columns-repeated="4"/>
        <table:table-row>
          <table:table-cell table:style-name="Table77.A1" office:value-type="string">
            <text:p text:style-name="Default_5f_nt2">Syntax</text:p>
          </table:table-cell>
          <table:table-cell table:style-name="Table77.A1" table:number-columns-spanned="4" office:value-type="string">
            <text:p text:style-name="cmd_5f_root"><text:bookmark-start text:name="_scpi_cal_mode"/>CALibration[:MODE]<text:bookmark-end text:name="_scpi_cal_mode"/> {&lt;bool&gt;}</text:p>
            <text:p text:style-name="P3"><text:bookmark-start text:name="_scpi_cal_mode2"/>CALibration[:MODE]?<text:bookmark-end text:name="_scpi_cal_mode2"/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Description</text:p>
          </table:table-cell>
          <table:table-cell table:style-name="Table77.A1" table:number-columns-spanned="4" office:value-type="string">
            <text:p text:style-name="P4">This command enables or disables the <text:span text:style-name="T1">calibration mode</text:span>. <text:span text:style-name="T1">All other calibration commands are only valid when in calibration mode.</text:span></text:p>
            <text:p text:style-name="P4"/>
            <text:p text:style-name="P5"><text:span text:style-name="T2">If calibration mode </text:span><text:span text:style-name="T3">exits</text:span><text:span text:style-name="T2">, a *RST is executed.</text:span></text:p>
          </table:table-cell>
          <table:covered-table-cell/>
          <table:covered-table-cell/>
          <table:covered-table-cell/>
        </table:table-row>
        <table:table-row>
          <table:table-cell table:style-name="Table77.A1" table:number-rows-spanned="2" office:value-type="string">
            <text:p text:style-name="Default_5f_nt2">Parameters</text:p>
          </table:table-cell>
          <table:table-cell table:style-name="Table77.B3" office:value-type="string">
            <text:p text:style-name="P6">Name</text:p>
          </table:table-cell>
          <table:table-cell table:style-name="Table77.B3" office:value-type="string">
            <text:p text:style-name="P6">Type</text:p>
          </table:table-cell>
          <table:table-cell table:style-name="Table77.B3" office:value-type="string">
            <text:p text:style-name="P6">Range</text:p>
          </table:table-cell>
          <table:table-cell table:style-name="Table77.B3" office:value-type="string">
            <text:p text:style-name="P6">Default</text:p>
          </table:table-cell>
        </table:table-row>
        <table:table-row>
          <table:covered-table-cell table:style-name="Table77.A1"/>
          <table:table-cell table:style-name="Table77.A1" office:value-type="string">
            <text:p text:style-name="P7">&lt;bool&gt;</text:p>
          </table:table-cell>
          <table:table-cell table:style-name="Table77.A1" office:value-type="string">
            <text:p text:style-name="P7">Boolean</text:p>
          </table:table-cell>
          <table:table-cell table:style-name="Table77.A1" office:value-type="string">
            <text:p text:style-name="P7">ON|OFF|0|1</text:p>
          </table:table-cell>
          <table:table-cell table:style-name="Table77.A1" office:value-type="string">
            <text:p text:style-name="P8">OFF</text:p>
          </table:table-cell>
        </table:table-row>
        <table:table-row>
          <table:table-cell table:style-name="Table77.A1" office:value-type="string">
            <text:p text:style-name="Default_5f_nt2">Return</text:p>
          </table:table-cell>
          <table:table-cell table:style-name="Table77.A1" table:number-columns-spanned="4" office:value-type="string">
            <text:p text:style-name="P4">The query command returns 0 if the <text:span text:style-name="T1">calibration mode</text:span> is OFF, and 1 if the <text:span text:style-name="T1">calibration mode </text:span>is ON.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77.A1" table:number-columns-spanned="4" office:value-type="string">
            <text:p text:style-name="Standard"><text:span text:style-name="T1">Enter calibration mode</text:span>:</text:p>
            <text:p text:style-name="P9"><text:span text:style-name="T1">CAL 1</text:span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Errors</text:p>
          </table:table-cell>
          <table:table-cell table:style-name="Table77.A1" table:number-columns-spanned="4" office:value-type="string">
            <text:p text:style-name="cmd_5f_code"><text:span text:style-name="T6"/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Related Commands</text:p>
          </table:table-cell>
          <table:table-cell table:style-name="Table77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612_1680586490"/>CALibration:INIT:EEPROM<text:bookmark-end text:name="__RefHeading___Toc3612_1680586490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<text:bookmark-start text:name="_scpi_cal_init_eeprom"/>CALibration:INIT:EEPROM<text:bookmark-end text:name="_scpi_cal_init_eeprom"/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P10">This command <text:span text:style-name="T1">initializes the EEPROM with a default set of uncalibrated data. </text:span></text:p>
            <text:p text:style-name="P10"/>
            <text:p text:style-name="P11">ALL EXISTING CALIBRATION DATA WILL BE ERASED FROM THE EEPROM</text:p>
            <text:p text:style-name="P12"/>
            <text:p text:style-name="P10"><text:span text:style-name="T1">This is needed before individual calibration data set can be written to the EEPROM. Typically this is only done once during initial calibration of the device.</text:span></text:p>
            <text:p text:style-name="P13"/>
            <text:p text:style-name="P14">Note: This command takes several seconds to execute and the SCPI interface will not respond during this period.</text:p>
          </table:table-cell>
          <table:covered-table-cell/>
          <table:covered-table-cell/>
          <table:covered-table-cell/>
        </table:table-row>
        <table:table-row>
          <table:table-cell table:style-name="Table3.A1" table:number-rows-spanned="2" office:value-type="string">
            <text:p text:style-name="Default_5f_nt2">Parameters</text:p>
          </table:table-cell>
          <table:table-cell table:style-name="Table3.B3" office:value-type="string">
            <text:p text:style-name="P6">Name</text:p>
          </table:table-cell>
          <table:table-cell table:style-name="Table3.B3" office:value-type="string">
            <text:p text:style-name="P6">Type</text:p>
          </table:table-cell>
          <table:table-cell table:style-name="Table3.B3" office:value-type="string">
            <text:p text:style-name="P6">Range</text:p>
          </table:table-cell>
          <table:table-cell table:style-name="Table3.B3" office:value-type="string">
            <text:p text:style-name="P6">Default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P7">&lt;<text:span text:style-name="T7">mode</text:span>&gt;</text:p>
          </table:table-cell>
          <table:table-cell table:style-name="Table3.A1" office:value-type="string">
            <text:p text:style-name="P15">Discrete</text:p>
          </table:table-cell>
          <table:table-cell table:style-name="Table3.A1" office:value-type="string">
            <text:p text:style-name="P15">CC|CV|CR|CP|DVM|SHORT</text:p>
          </table:table-cell>
          <table:table-cell table:style-name="Table3.A1" office:value-type="string">
            <text:p text:style-name="P15">CC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P4"><text:span text:style-name="T1">None</text:span> 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3.A1" table:number-columns-spanned="4" office:value-type="string">
            <text:p text:style-name="P16">CAL:INIT:EEPROM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cmd_5f_code"><text:span text:style-name="T6"/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17">CALibration[:MODE]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614_1680586490"/><text:soft-page-break/>CALibration:TYPe<text:bookmark-end text:name="__RefHeading___Toc3614_1680586490"/></text:h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Default_5f_nt2">Syntax</text:p>
          </table:table-cell>
          <table:table-cell table:style-name="Table14.A1" table:number-columns-spanned="4" office:value-type="string">
            <text:p text:style-name="cmd_5f_root"><text:bookmark-start text:name="_scpi_cal_type"/>CALibration:TYPe<text:bookmark-end text:name="_scpi_cal_type"/> <text:span text:style-name="T8">{&lt;caltype&gt;}</text:span></text:p>
            <text:p text:style-name="cmd_5f_root"><text:bookmark-start text:name="_scpi_cal_type2"/>CALibration:TYPe?<text:bookmark-end text:name="_scpi_cal_type2"/></text:p>
          </table:table-cell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Default_5f_nt2">Description</text:p>
          </table:table-cell>
          <table:table-cell table:style-name="Table14.A1" table:number-columns-spanned="4" office:value-type="string">
            <text:p text:style-name="P13">This command <text:span text:style-name="T8">select the range to be calibrated.</text:span></text:p>
          </table:table-cell>
          <table:covered-table-cell/>
          <table:covered-table-cell/>
          <table:covered-table-cell/>
        </table:table-row>
        <table:table-row table:style-name="Table14.3">
          <table:table-cell table:style-name="Table14.A1" table:number-rows-spanned="2" office:value-type="string">
            <text:p text:style-name="P18">Parameters</text:p>
          </table:table-cell>
          <table:table-cell table:style-name="Table14.B3" office:value-type="string">
            <text:p text:style-name="P7">Name</text:p>
          </table:table-cell>
          <table:table-cell table:style-name="Table14.B3" office:value-type="string">
            <text:p text:style-name="P7">Type</text:p>
          </table:table-cell>
          <table:table-cell table:style-name="Table14.B3" office:value-type="string">
            <text:p text:style-name="P7">Range</text:p>
          </table:table-cell>
          <table:table-cell table:style-name="Table14.B3" office:value-type="string">
            <text:p text:style-name="P7">Default</text:p>
          </table:table-cell>
        </table:table-row>
        <table:table-row>
          <table:covered-table-cell table:style-name="Table14.A1"/>
          <table:table-cell table:style-name="Table14.A1" office:value-type="string">
            <text:p text:style-name="P19">&lt;<text:span text:style-name="T8">caltype&gt;</text:span></text:p>
          </table:table-cell>
          <table:table-cell table:style-name="Table14.A1" office:value-type="string">
            <text:p text:style-name="P20">Discrete</text:p>
          </table:table-cell>
          <table:table-cell table:style-name="Table14.A1" office:value-type="string">
            <text:p text:style-name="P20">IMONH|IMONL|UMONH|UMONL|ISETH|ISETL|USETH|USETL|VONH|VONL|OCPH|OCPL|OVPH|OVPL</text:p>
          </table:table-cell>
          <table:table-cell table:style-name="Table14.A1" office:value-type="string">
            <text:p text:style-name="P21"><text:span text:style-name="T9">-</text:span></text:p>
          </table:table-cell>
        </table:table-row>
        <table:table-row>
          <table:table-cell table:style-name="Table14.A1" office:value-type="string">
            <text:p text:style-name="Default_5f_nt2">Return</text:p>
          </table:table-cell>
          <table:table-cell table:style-name="Table14.A1" table:number-columns-spanned="4" office:value-type="string">
            <text:p text:style-name="P22">The command doesn’t return anything.</text:p>
          </table:table-cell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4.A1" table:number-columns-spanned="4" office:value-type="string">
            <text:p text:style-name="P23"><text:span text:style-name="T8">Enter calibration mode and switch to calibrating IMONLow range.</text:span></text:p>
            <text:p text:style-name="P24">CAL 1</text:p>
            <text:p text:style-name="P24">CAL:TYPE IMONL</text:p>
          </table:table-cell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P25">Errors</text:p>
          </table:table-cell>
          <table:table-cell table:style-name="Table14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Default_5f_nt2">Related Commands</text:p>
          </table:table-cell>
          <table:table-cell table:style-name="Table14.A1" table:number-columns-spanned="4" office:value-type="string">
            <text:p text:style-name="P26">CALibration[:MODE]</text:p>
            <text:p text:style-name="P26">CALibration:POInt</text:p>
            <text:p text:style-name="P27">CALibration:SET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616_1680586490"/>CALibration:POInt<text:bookmark-end text:name="__RefHeading___Toc3616_1680586490"/></text:h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row>
          <table:table-cell table:style-name="Table81.A1" office:value-type="string">
            <text:p text:style-name="Default_5f_nt2">Syntax</text:p>
          </table:table-cell>
          <table:table-cell table:style-name="Table81.A1" office:value-type="string">
            <text:p text:style-name="cmd_5f_root"><text:bookmark-start text:name="_scpi_cal_point"/>CALibration:POInt<text:bookmark-end text:name="_scpi_cal_point"/> <text:span text:style-name="T10">{&lt;calpoint&gt;}</text:span></text:p>
            <text:p text:style-name="cmd_5f_root"><text:bookmark-start text:name="_scpi_cal_point2"/>CALibration:POInt<text:bookmark-end text:name="_scpi_cal_point2"/>?</text:p>
            <text:p text:style-name="cmd_5f_root"><text:bookmark-start text:name="_scpi_cal_point_max"/>CALibration:POInt:<text:span text:style-name="T10">MAX</text:span><text:bookmark-end text:name="_scpi_cal_point_max"/><text:span text:style-name="T10">?</text:span></text:p>
          </table:table-cell>
        </table:table-row>
        <table:table-row>
          <table:table-cell table:style-name="Table81.A1" office:value-type="string">
            <text:p text:style-name="Default_5f_nt2">Description</text:p>
          </table:table-cell>
          <table:table-cell table:style-name="Table81.A1" office:value-type="string">
            <text:p text:style-name="P28"><text:span text:style-name="T10">This command selects the calibration point within the active calibration range (type)</text:span>. <text:span text:style-name="T10">In current implementation there are 2 calpoints per range.</text:span></text:p>
            <text:p text:style-name="P28"/>
            <text:p text:style-name="P29">The POInt query returns the currently active calibration point.</text:p>
            <text:p text:style-name="P30"><text:span text:style-name="T11">The MAX query returns the maximum datapoints in this range. In current implementation this is always 2.</text:span></text:p>
            <text:p text:style-name="P30"><text:span text:style-name="T11"/></text:p>
            <text:p text:style-name="P30"><text:span text:style-name="T11"/></text:p>
          </table:table-cell>
        </table:table-row>
        <table:table-row>
          <table:table-cell table:style-name="Table81.A1" office:value-type="string">
            <text:p text:style-name="Default_5f_nt2">Return</text:p>
          </table:table-cell>
          <table:table-cell table:style-name="Table81.A1" office:value-type="string">
            <text:p text:style-name="Standard">This query returns 0 if <text:span text:style-name="T12">a </text:span><text:span text:style-name="T13">protection</text:span> is <text:span text:style-name="T13">not set</text:span>, or 1 when <text:span text:style-name="T12">it was not detected</text:span>. </text:p>
          </table:table-cell>
        </table:table-row>
        <table:table-row>
          <table:table-cell table:style-name="Table81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81.A1" office:value-type="string">
            <text:p text:style-name="P31"><text:span text:style-name="T8">Enter calibration mode, switch to calibrating IMONLow range </text:span><text:span text:style-name="T10">and select first datapoint:</text:span></text:p>
            <text:p text:style-name="P32">CAL 1</text:p>
            <text:p text:style-name="P32">CAL:TYPE IMONL</text:p>
            <text:p text:style-name="P33">CAL:POINT 1</text:p>
          </table:table-cell>
        </table:table-row>
        <table:table-row>
          <table:table-cell table:style-name="Table81.A1" office:value-type="string">
            <text:p text:style-name="Default_5f_nt2">Errors</text:p>
          </table:table-cell>
          <table:table-cell table:style-name="Table81.A1" office:value-type="string">
            <text:p text:style-name="cmd_5f_code"/>
          </table:table-cell>
        </table:table-row>
        <table:table-row>
          <table:table-cell table:style-name="Table81.A1" office:value-type="string">
            <text:p text:style-name="Default_5f_nt2">Related Commands</text:p>
          </table:table-cell>
          <table:table-cell table:style-name="Table81.A1" office:value-type="string">
            <text:p text:style-name="P34">CALibration[:MODE]</text:p>
            <text:p text:style-name="P34">CALibration:POInt</text:p>
            <text:p text:style-name="P27">CALibration:SET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618_1680586490"/><text:soft-page-break/>CALibration:SET<text:bookmark-end text:name="__RefHeading___Toc3618_1680586490"/></text:h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3"/>
        <table:table-column table:style-name="Table164.E"/>
        <table:table-row>
          <table:table-cell table:style-name="Table164.A1" office:value-type="string">
            <text:p text:style-name="Default_5f_nt2">Syntax</text:p>
          </table:table-cell>
          <table:table-cell table:style-name="Table164.A1" table:number-columns-spanned="4" office:value-type="string">
            <text:p text:style-name="cmd_5f_root"><text:bookmark-start text:name="_scpi_cal_set"/>CALibration:SET<text:bookmark-end text:name="_scpi_cal_set"/> <text:span text:style-name="T14">{&lt;</text:span><text:span text:style-name="T15">setpoint</text:span><text:span text:style-name="T14">&gt;}</text:span></text:p>
            <text:p text:style-name="cmd_5f_root"><text:bookmark-start text:name="_scpi_cal_set2"/>CALibration:SET<text:bookmark-end text:name="_scpi_cal_set2"/>?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Description</text:p>
          </table:table-cell>
          <table:table-cell table:style-name="Table164.A1" table:number-columns-spanned="4" office:value-type="string">
            <text:p text:style-name="P35">This command <text:span text:style-name="T15">sets the ‘set’ point within a datapoint</text:span>. <text:span text:style-name="T15">For ranges that read values this is the value that is externally applied as a reference. For ranges that set values this is the raw value that is put into the DAC (rounded to an integer).</text:span></text:p>
            <text:p text:style-name="P35"><text:span text:style-name="T15"><text:s/></text:span></text:p>
            <text:p text:style-name="P36">The query returns the current set point.</text:p>
          </table:table-cell>
          <table:covered-table-cell/>
          <table:covered-table-cell/>
          <table:covered-table-cell/>
        </table:table-row>
        <table:table-row>
          <table:table-cell table:style-name="Table164.A1" table:number-rows-spanned="2" office:value-type="string">
            <text:p text:style-name="Default_5f_nt2">Parameters</text:p>
          </table:table-cell>
          <table:table-cell table:style-name="Table164.B3" office:value-type="string">
            <text:p text:style-name="P6">Name</text:p>
          </table:table-cell>
          <table:table-cell table:style-name="Table164.B3" office:value-type="string">
            <text:p text:style-name="P6">Type</text:p>
          </table:table-cell>
          <table:table-cell table:style-name="Table164.B3" office:value-type="string">
            <text:p text:style-name="P6">Range</text:p>
          </table:table-cell>
          <table:table-cell table:style-name="Table164.B3" office:value-type="string">
            <text:p text:style-name="P6">Default</text:p>
          </table:table-cell>
        </table:table-row>
        <table:table-row>
          <table:covered-table-cell table:style-name="Table164.A1"/>
          <table:table-cell table:style-name="Table164.A1" office:value-type="string">
            <text:p text:style-name="P7">&lt;<text:span text:style-name="T15">setpoint</text:span>&gt;</text:p>
          </table:table-cell>
          <table:table-cell table:style-name="Table164.A1" office:value-type="string">
            <text:p text:style-name="P37">Float</text:p>
          </table:table-cell>
          <table:table-cell table:style-name="Table164.A1" office:value-type="string">
            <text:p text:style-name="P37">Depends on range</text:p>
          </table:table-cell>
          <table:table-cell table:style-name="Table164.A1" office:value-type="string">
            <text:p text:style-name="P8">-</text:p>
          </table:table-cell>
        </table:table-row>
        <table:table-row>
          <table:table-cell table:style-name="Table164.A1" office:value-type="string">
            <text:p text:style-name="Default_5f_nt2">Return</text:p>
          </table:table-cell>
          <table:table-cell table:style-name="Table164.A1" table:number-columns-spanned="4" office:value-type="string">
            <text:p text:style-name="P38">Returns the set value of the datapoint as a float.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64.A1" table:number-columns-spanned="4" office:value-type="string">
            <text:p text:style-name="P39"><text:span text:style-name="T8">Enter calibration mode, switch to calibrating </text:span><text:span text:style-name="T15">UMON</text:span><text:span text:style-name="T8">Low range, </text:span><text:span text:style-name="T10">select first datapoint </text:span><text:span text:style-name="T15">and set the set point to the externally applied voltage of 1.1V: </text:span></text:p>
            <text:p text:style-name="P40">CAL 1</text:p>
            <text:p text:style-name="P40">CAL:TYPE <text:span text:style-name="T15">U</text:span>MONL</text:p>
            <text:p text:style-name="P41">CAL:POINT 1</text:p>
            <text:p text:style-name="P42">CAL:SET 1.1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Related Commands</text:p>
          </table:table-cell>
          <table:table-cell table:style-name="Table164.A1" table:number-columns-spanned="4" office:value-type="string">
            <text:p text:style-name="P43">CALibration[:MODE]</text:p>
            <text:p text:style-name="P43">CALibration:POInt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620_1680586490"/>CALibration:ADC?<text:bookmark-end text:name="__RefHeading___Toc3620_1680586490"/></text:h>
            </text:list-item>
          </text:list>
        </text:list-item>
      </text:list>
      <table:table table:name="Table28" table:style-name="Table28">
        <table:table-column table:style-name="Table28.A"/>
        <table:table-column table:style-name="Table28.B" table:number-columns-repeated="4"/>
        <table:table-row>
          <table:table-cell table:style-name="Table28.A1" office:value-type="string">
            <text:p text:style-name="Default_5f_nt2">Syntax</text:p>
          </table:table-cell>
          <table:table-cell table:style-name="Table28.A1" table:number-columns-spanned="4" office:value-type="string">
            <text:p text:style-name="cmd_5f_root"><text:bookmark-start text:name="_scpi_cal_adc"/>CALibration:ADC?<text:bookmark-end text:name="_scpi_cal_adc"/> <text:span text:style-name="T16">{&lt;</text:span><text:span text:style-name="T17">ADC</text:span><text:span text:style-name="T16">limit&gt;}</text:span></text:p>
          </table:table-cell>
          <table:covered-table-cell/>
          <table:covered-table-cell/>
          <table:covered-table-cell/>
        </table:table-row>
        <table:table-row>
          <table:table-cell table:style-name="Table28.A1" office:value-type="string">
            <text:p text:style-name="Default_5f_nt2">Description</text:p>
          </table:table-cell>
          <table:table-cell table:style-name="Table28.A1" table:number-columns-spanned="4" office:value-type="string">
            <text:p text:style-name="P44">Query the ADC min or max values for this calibration point. This is only applicable for ranges with and ADC (current and voltage monitoring).</text:p>
          </table:table-cell>
          <table:covered-table-cell/>
          <table:covered-table-cell/>
          <table:covered-table-cell/>
        </table:table-row>
        <table:table-row>
          <table:table-cell table:style-name="Table28.A1" table:number-rows-spanned="2" office:value-type="string">
            <text:p text:style-name="P45">Parameters</text:p>
          </table:table-cell>
          <table:table-cell table:style-name="Table28.A1" office:value-type="string">
            <text:p text:style-name="P46">Name</text:p>
          </table:table-cell>
          <table:table-cell table:style-name="Table28.A1" office:value-type="string">
            <text:p text:style-name="P46">Type</text:p>
          </table:table-cell>
          <table:table-cell table:style-name="Table28.A1" office:value-type="string">
            <text:p text:style-name="P46">Range</text:p>
          </table:table-cell>
          <table:table-cell table:style-name="Table28.A1" office:value-type="string">
            <text:p text:style-name="P46">Default</text:p>
          </table:table-cell>
        </table:table-row>
        <table:table-row>
          <table:covered-table-cell table:style-name="Table28.A1"/>
          <table:table-cell table:style-name="Table28.A1" office:value-type="string">
            <text:p text:style-name="P47">&lt;<text:span text:style-name="T17">ADClimit&gt;</text:span></text:p>
          </table:table-cell>
          <table:table-cell table:style-name="Table28.A1" office:value-type="string">
            <text:p text:style-name="P46">Discrete</text:p>
          </table:table-cell>
          <table:table-cell table:style-name="Table28.A1" office:value-type="string">
            <text:p text:style-name="P46">MIN|MAX</text:p>
          </table:table-cell>
          <table:table-cell table:style-name="Table28.A1" office:value-type="string">
            <text:p text:style-name="P47">-</text:p>
          </table:table-cell>
        </table:table-row>
        <table:table-row>
          <table:table-cell table:style-name="Table28.A1" office:value-type="string">
            <text:p text:style-name="P48">Returns</text:p>
          </table:table-cell>
          <table:table-cell table:style-name="Table28.A1" table:number-columns-spanned="4" office:value-type="string">
            <text:p text:style-name="P49">ADC value as an integer.</text:p>
          </table:table-cell>
          <table:covered-table-cell/>
          <table:covered-table-cell/>
          <table:covered-table-cell/>
        </table:table-row>
        <table:table-row>
          <table:table-cell table:style-name="Table28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28.A1" table:number-columns-spanned="4" office:value-type="string">
            <text:p text:style-name="P50"><text:span text:style-name="T8">Enter calibration mode, switch to calibrating </text:span><text:span text:style-name="T15">UMON</text:span><text:span text:style-name="T8">Low range, </text:span><text:span text:style-name="T10">select first datapoint </text:span><text:span text:style-name="T15">and </text:span><text:span text:style-name="T16">query the maximum value of the ADC</text:span><text:span text:style-name="T15">: </text:span></text:p>
            <text:p text:style-name="P51">CAL 1</text:p>
            <text:p text:style-name="P51">CAL:TYPE <text:span text:style-name="T15">U</text:span>MONL</text:p>
            <text:p text:style-name="P52">CAL:POINT 1</text:p>
            <text:p text:style-name="P53">CAL:<text:span text:style-name="T16">ADC?</text:span> <text:span text:style-name="T16">MAX</text:span></text:p>
            <text:p text:style-name="P54">8388607</text:p>
          </table:table-cell>
          <table:covered-table-cell/>
          <table:covered-table-cell/>
          <table:covered-table-cell/>
        </table:table-row>
        <table:table-row>
          <table:table-cell table:style-name="Table28.A1" office:value-type="string">
            <text:p text:style-name="Default_5f_nt2">Related Commands</text:p>
          </table:table-cell>
          <table:table-cell table:style-name="Table28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622_1680586490"/><text:soft-page-break/>CALibration:MEASure<text:bookmark-end text:name="__RefHeading___Toc3622_1680586490"/></text:h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Default_5f_nt2">Syntax</text:p>
          </table:table-cell>
          <table:table-cell table:style-name="Table76.A1" office:value-type="string">
            <text:p text:style-name="cmd_5f_root"><text:bookmark-start text:name="_scpi_cal_meas"/>CALibration:MEASure<text:bookmark-end text:name="_scpi_cal_meas"/></text:p>
            <text:p text:style-name="cmd_5f_root"><text:bookmark-start text:name="_scpi_cal_meas2"/>CALibration:MEASure?<text:bookmark-end text:name="_scpi_cal_meas2"/></text:p>
          </table:table-cell>
        </table:table-row>
        <table:table-row>
          <table:table-cell table:style-name="Table76.A1" office:value-type="string">
            <text:p text:style-name="Default_5f_nt2">Description</text:p>
          </table:table-cell>
          <table:table-cell table:style-name="Table76.A1" office:value-type="string">
            <text:p text:style-name="P44">Perform a calibration measurement.</text:p>
            <text:p text:style-name="P44">For range that measures values: The ADC value is read.</text:p>
            <text:p text:style-name="P44">For ranges that set values directly with a DAC: The <text:span text:style-name="T18">DAC value is set. The real value should be read externally and set with CAL:SET.</text:span></text:p>
            <text:p text:style-name="P55">For ranges that set values to a trigger level: A search is started to find the DAC value corresponding to the externally applied level. The applied level should be set with SET.</text:p>
            <text:p text:style-name="P4"/>
            <text:p text:style-name="P55">After the measure function, the calibration values for this range can be stored in the EEPROM with CAL:SAVE.</text:p>
            <text:p text:style-name="P55"/>
            <text:p text:style-name="P55">The result from the measurement can be obtained with the MEASure? query.</text:p>
          </table:table-cell>
        </table:table-row>
        <table:table-row>
          <table:table-cell table:style-name="Table76.A1" office:value-type="string">
            <text:p text:style-name="Default_5f_nt2">Return</text:p>
          </table:table-cell>
          <table:table-cell table:style-name="Table76.A1" office:value-type="string">
            <text:p text:style-name="P4">The query command returns <text:span text:style-name="T19">the </text:span><text:span text:style-name="T18">measured value (from the ADC or DAC).</text:span></text:p>
          </table:table-cell>
        </table:table-row>
        <table:table-row>
          <table:table-cell table:style-name="Table76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76.A1" office:value-type="string">
            <text:p text:style-name="P56"><text:span text:style-name="T8">Enter calibration mode, switch to calibrating </text:span><text:span text:style-name="T15">UMON</text:span><text:span text:style-name="T8">Low range, </text:span><text:span text:style-name="T10">select first datapoint,</text:span><text:span text:style-name="T15"> set the set point to the externally applied voltage of 1.1V </text:span><text:span text:style-name="T18">and performa a calibration measurement:</text:span><text:span text:style-name="T15"> </text:span></text:p>
            <text:p text:style-name="P57">CAL 1</text:p>
            <text:p text:style-name="P57">CAL:TYPE <text:span text:style-name="T15">U</text:span>MONL</text:p>
            <text:p text:style-name="P58">CAL:POINT 1</text:p>
            <text:p text:style-name="P59">CAL:SET 1.1</text:p>
            <text:p text:style-name="P60">CAL:MEAS</text:p>
            <text:p text:style-name="P60"/>
          </table:table-cell>
        </table:table-row>
        <table:table-row>
          <table:table-cell table:style-name="Table76.A1" office:value-type="string">
            <text:p text:style-name="Default_5f_nt2">Related Commands</text:p>
          </table:table-cell>
          <table:table-cell table:style-name="Table76.A1" office:value-type="string">
            <text:p text:style-name="P61"/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624_1680586490"/>CALibration:MEASure:RUNning?<text:bookmark-end text:name="__RefHeading___Toc3624_1680586490"/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Default_5f_nt2">Syntax</text:p>
          </table:table-cell>
          <table:table-cell table:style-name="Table2.A1" office:value-type="string">
            <text:p text:style-name="cmd_5f_root"><text:bookmark-start text:name="_scpi_cal_meas_running"/>CALibration:MEASure:RUNning?<text:bookmark-end text:name="_scpi_cal_meas_running"/></text:p>
          </table:table-cell>
        </table:table-row>
        <table:table-row>
          <table:table-cell table:style-name="Table2.A1" office:value-type="string">
            <text:p text:style-name="Default_5f_nt2">Description</text:p>
          </table:table-cell>
          <table:table-cell table:style-name="Table2.A1" office:value-type="string">
            <text:p text:style-name="P62">Query returns whether a cal:meas command is currently executing.</text:p>
          </table:table-cell>
        </table:table-row>
        <table:table-row>
          <table:table-cell table:style-name="Table2.A1" office:value-type="string">
            <text:p text:style-name="Default_5f_nt2">Return</text:p>
          </table:table-cell>
          <table:table-cell table:style-name="Table2.A1" office:value-type="string">
            <text:p text:style-name="P62">Boolean. 1 = calibration measurement is running, 0 = no calibration measurement is running.</text:p>
          </table:table-cell>
        </table:table-row>
        <table:table-row>
          <table:table-cell table:style-name="Table2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2.A1" office:value-type="string">
            <text:p text:style-name="cmd_5f_code">CALibration:MEASure:RUNning?</text:p>
            <text:p text:style-name="P63">1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626_1680586490"/><text:soft-page-break/>CALibration[:TYPe]:SAVE<text:bookmark-end text:name="__RefHeading___Toc3626_1680586490"/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Default_5f_nt2">Syntax</text:p>
          </table:table-cell>
          <table:table-cell table:style-name="Table1.A1" office:value-type="string">
            <text:p text:style-name="cmd_5f_root"><text:bookmark-start text:name="_scpi_cal_save"/>CALibration[:TYPe]:SAVE<text:bookmark-end text:name="_scpi_cal_save"/></text:p>
          </table:table-cell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office:value-type="string">
            <text:p text:style-name="P64"><text:span text:style-name="T20">T</text:span><text:span text:style-name="T21">his command saves the currently active datapoints for the active range to the EEPROM.</text:span></text:p>
          </table:table-cell>
        </table:table-row>
        <table:table-row>
          <table:table-cell table:style-name="Table1.A1" office:value-type="string">
            <text:p text:style-name="Default_5f_nt2">Return</text:p>
          </table:table-cell>
          <table:table-cell table:style-name="Table1.A1" office:value-type="string">
            <text:p text:style-name="P62">None</text:p>
          </table:table-cell>
        </table:table-row>
        <table:table-row>
          <table:table-cell table:style-name="Table1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.A1" office:value-type="string">
            <text:p text:style-name="P65"><text:span text:style-name="T8">Enter calibration mode, switch to calibrating </text:span><text:span text:style-name="T15">UMON</text:span><text:span text:style-name="T8">Low range, </text:span><text:span text:style-name="T10">select first datapoint,</text:span><text:span text:style-name="T15"> set the set point to the externally applied voltage of 1.1V </text:span><text:span text:style-name="T18">and perform a calibration measurement:</text:span><text:span text:style-name="T15"> </text:span></text:p>
            <text:p text:style-name="P66">CAL 1</text:p>
            <text:p text:style-name="P66">CAL:TYPE <text:span text:style-name="T15">U</text:span>MONL</text:p>
            <text:p text:style-name="P67">CAL:POINT 1</text:p>
            <text:p text:style-name="P68">CAL:SET 1.1</text:p>
            <text:p text:style-name="P69">CAL:MEAS</text:p>
            <text:p text:style-name="P69"/>
            <text:p text:style-name="P70"><text:span text:style-name="T22">Switch to second point, set point to externally applied voltage of 9.51V and perform a calibration measurement</text:span><text:span text:style-name="T23">:</text:span><text:span text:style-name="T24"> </text:span></text:p>
            <text:p text:style-name="P67">CAL:POINT <text:span text:style-name="T25">2</text:span></text:p>
            <text:p text:style-name="P68">CAL:SET <text:span text:style-name="T25">9</text:span>.<text:span text:style-name="T25">5</text:span></text:p>
            <text:p text:style-name="P69">CAL:MEAS</text:p>
            <text:p text:style-name="P69"/>
            <text:p text:style-name="P70"><text:span text:style-name="T22">Save the set and measured values for point 1 and point 2 of UMONL to the EEPROM</text:span><text:span text:style-name="T23">:</text:span><text:span text:style-name="T24"> </text:span></text:p>
            <text:p text:style-name="P67">CAL:<text:span text:style-name="T25">SAVE</text:span></text:p>
            <text:p text:style-name="P69"/>
          </table:table-cell>
        </table:table-row>
        <table:table-row>
          <table:table-cell table:style-name="Table1.A1" office:value-type="string">
            <text:p text:style-name="Default_5f_nt2">Errors</text:p>
          </table:table-cell>
          <table:table-cell table:style-name="Table1.A1" office:value-type="string">
            <text:p text:style-name="cmd_5f_code"/>
          </table:table-cell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office:value-type="string">
            <text:p text:style-name="P71"/>
          </table:table-cell>
        </table:table-row>
      </table:table>
      <text:p text:style-name="Standard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521_1680586490"/>CALibration[:TYPe]:<text:span text:style-name="T26">RESET</text:span><text:bookmark-end text:name="__RefHeading___Toc3521_1680586490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2">Syntax</text:p>
          </table:table-cell>
          <table:table-cell table:style-name="Table4.A1" office:value-type="string">
            <text:p text:style-name="P73"><text:bookmark-start text:name="_scpi_cal_reset"/>CALibration[:TYPe]:RESET<text:bookmark-end text:name="_scpi_cal_reset"/></text:p>
          </table:table-cell>
        </table:table-row>
        <table:table-row>
          <table:table-cell table:style-name="Table4.A1" office:value-type="string">
            <text:p text:style-name="P72">Description</text:p>
          </table:table-cell>
          <table:table-cell table:style-name="Table4.A1" office:value-type="string">
            <text:p text:style-name="P74"><text:span text:style-name="T21">This command </text:span><text:span text:style-name="T27">resets the values for this calibration range </text:span><text:span text:style-name="T28">to the values stored in the EEPROM.</text:span><text:span text:style-name="T27"> </text:span></text:p>
          </table:table-cell>
        </table:table-row>
        <table:table-row>
          <table:table-cell table:style-name="Table4.A1" office:value-type="string">
            <text:p text:style-name="P72">Return</text:p>
          </table:table-cell>
          <table:table-cell table:style-name="Table4.A1" office:value-type="string">
            <text:p text:style-name="P75">None.</text:p>
          </table:table-cell>
        </table:table-row>
        <table:table-row>
          <table:table-cell table:style-name="Table4.A1" office:value-type="string">
            <text:p text:style-name="P72"><text:span text:style-name="T4">Usage</text:span><text:span text:style-name="T5"> </text:span><text:span text:style-name="T4">example</text:span></text:p>
          </table:table-cell>
          <table:table-cell table:style-name="Table4.A1" office:value-type="string">
            <text:p text:style-name="P76"/>
          </table:table-cell>
        </table:table-row>
        <table:table-row>
          <table:table-cell table:style-name="Table4.A1" office:value-type="string">
            <text:p text:style-name="P72">Errors</text:p>
          </table:table-cell>
          <table:table-cell table:style-name="Table4.A1" office:value-type="string">
            <text:p text:style-name="P77"/>
          </table:table-cell>
        </table:table-row>
        <table:table-row>
          <table:table-cell table:style-name="Table4.A1" office:value-type="string">
            <text:p text:style-name="P72">Related Commands</text:p>
          </table:table-cell>
          <table:table-cell table:style-name="Table4.A1" office:value-type="string">
            <text:p text:style-name="P78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902in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fo:hyphenation-keep="auto" loext:hyphenation-keep-type="column" style:page-number="auto"/>
      <style:text-properties fo:font-size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style:contextual-spacing="false" fo:text-align="start" style:justify-single-word="false" fo:hyphenation-ladder-count="6" fo:hyphenation-keep="auto" loext:hyphenation-keep-type="column" fo:text-indent="-0.2362in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5f_ntt" style:display-name="Default_ntt" style:family="paragraph" style:parent-style-name="Standard" style:master-page-name="">
      <style:paragraph-properties fo:hyphenation-ladder-count="6" fo:hyphenation-keep="auto" loext:hyphenation-keep-type="column" style:page-number="auto"/>
      <style:text-properties fo:font-size="10.5pt" fo:font-weight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style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style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style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1" style:family="paragraph" style:parent-style-name="scpi0" style:master-page-name="">
      <style:paragraph-properties fo:margin-left="0.1965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2" style:family="paragraph" style:parent-style-name="scpi0" style:master-page-name="">
      <style:paragraph-properties fo:margin-left="0.3937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3" style:family="paragraph" style:parent-style-name="scpi0" style:master-page-name="">
      <style:paragraph-properties fo:margin-left="0.5902in" fo:margin-right="0in" fo:margin-top="0in" fo:margin-bottom="0in" style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style:contextual-spacing="false" fo:hyphenation-ladder-count="6" fo:hyphenation-keep="auto" loext:hyphenation-keep-type="column" style:page-number="auto"/>
      <style:text-properties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style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style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style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style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style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style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style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style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style:contextual-spacing="false" fo:text-indent="-0.2362in" style:auto-text-indent="false" style:page-number="auto" style:writing-mode="page">
        <style:tab-stops/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Default_5f_nt2" style:display-name="Default_nt2" style:family="paragraph" style:next-style-name="Standard">
      <style:text-properties fo:font-size="10pt" fo:font-weight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9. CALibration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>9. CALibration subsystem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6" draw:style-name="Mdp1" style:next-style-name="master_5f_right_20_page"/>
    <style:master-page style:name="master_5f_right_20_page" style:display-name="master_right page" style:page-layout-name="Mpm7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8:35:30.622277539</meta:creation-date>
    <meta:editing-duration>P0D</meta:editing-duration>
    <meta:editing-cycles>1</meta:editing-cycles>
    <meta:generator>LibreOffice/24.8.1.2$MacOSX_AARCH64 LibreOffice_project/87fa9aec1a63e70835390b81c40bb8993f1d4ff6</meta:generator>
    <meta:keyword>SCPI</meta:keyword>
    <meta:keyword>IEEE 488</meta:keyword>
    <meta:keyword>Remote control</meta:keyword>
    <meta:keyword>Programming reference</meta:keyword>
    <dc:title>9. CALibration</dc:title>
    <meta:document-statistic meta:table-count="10" meta:image-count="0" meta:object-count="0" meta:page-count="5" meta:paragraph-count="216" meta:word-count="849" meta:character-count="5758" meta:non-whitespace-character-count="5124"/>
    <meta:user-defined meta:name="WebPublish_HTML_Profile">HTML</meta:user-defined>
    <meta:user-defined meta:name="WebPublish_Post_PageId">917</meta:user-defined>
    <meta:user-defined meta:name="WebPublish_Post_PostAsPage">1</meta:user-defined>
    <meta:user-defined meta:name="WebPublish_Post_PostType">page</meta:user-defined>
    <meta:user-defined meta:name="WebPublish_Post_Profile" meta:value-type="string">www.envox.eu</meta:user-defined>
    <meta:user-defined meta:name="WebPublish_Post_PublishOption" meta:value-type="string">Publish now</meta:user-defined>
  </office:meta>
</office:document-meta>
</file>